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uestion entretien économie :</text:p>
      <text:p text:style-name="Standard"/>
      <text:p text:style-name="Standard"/>
      <text:p text:style-name="Standard">Faire un schéma SWOT</text:p>
      <text:p text:style-name="Standard">Faire un schéma BCG</text:p>
      <text:p text:style-name="Standard"/>
      <text:p text:style-name="Standard">Quels sont les produits principaux de votre entreprise ?</text:p>
      <text:p text:style-name="Standard"/>
      <text:p text:style-name="Standard">Quel marché pour la nouvelle voiture de Valeo ? Quel est la stratégie commerciale et mercatique ?</text:p>
      <text:p text:style-name="Standard"/>
      <text:p text:style-name="Standard">Pendant les années 70-80 l'entreprise a subit de profondes modifications, en quoi ont-elles consistés concrètement ?</text:p>
      <text:p text:style-name="Standard"/>
      <text:p text:style-name="Standard">Quels sont vos client principaux ?</text:p>
      <text:p text:style-name="Standard"/>
      <text:p text:style-name="Standard">Comment Valeo travaille-t-il à la réduction de ses émissions de CO2 ? N'est-ce que du green washing ?</text:p>
      <text:p text:style-name="Standard"/>
      <text:p text:style-name="Standard">Valeo investit-elle dans d'autres sociétés ? Répond-elle aux exigences de ces actionnaires ?</text:p>
      <text:p text:style-name="Standard"/>
      <text:p text:style-name="Standard">Valeo est l'entreprise déposant le plus de brevet en France, quelle est la stratégie derrière cela ? Quels sont les différents pôles R&amp;D ? Avez vous des partenariats pour la recherche technologique ? Ces recherches portent-elles leurs</text:p>
      <text:p text:style-name="Standard">fruits, êtes vous aujourd'hui en disposition de technologie émergeantes ? </text:p>
      <text:p text:style-name="Standard"/>
      <text:p text:style-name="Standard">Fusion d'une branche commune avec Siemens en 2022. </text:p>
      <text:p text:style-name="Standard"/>
      <text:p text:style-name="Standard">Valeo exerce-t-elle une stratégie de lobbying ? Quelle est son but dans sa participation au groupe HATUP. </text:p>
      <text:p text:style-name="Standard"/>
      <text:p text:style-name="Standard"/>
      <text:p text:style-name="Standard">Avez-vous investi le secteur primaire afin de maîtriser la chaîne d'approvisionnement dans son ensemble, et de réduire votre faiblesse face aux fluctuations du cours des matières premières ?</text:p>
      <text:p text:style-name="Standard"/>
      <text:p text:style-name="Standard">Quelle est votre stratégie de développement en Asie ? Y'a-t-il des partenariats avec des actueurs locaux ?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0T14:12:06.244689620</meta:creation-date>
    <dc:date>2019-11-20T14:12:25.493529088</dc:date>
    <meta:editing-duration>PT20S</meta:editing-duration>
    <meta:editing-cycles>1</meta:editing-cycles>
    <meta:document-statistic meta:table-count="0" meta:image-count="0" meta:object-count="0" meta:page-count="1" meta:paragraph-count="15" meta:word-count="208" meta:character-count="1325" meta:non-whitespace-character-count="1129"/>
    <meta:generator>LibreOffice/6.3.1.2$Linux_X86_64 LibreOffice_project/30$Build-2</meta:generator>
  </office:meta>
</office:document-meta>
</file>